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4" style:family="paragraph" style:parent-style-name="Standard">
      <style:text-properties officeooo:rsid="0019b78c" officeooo:paragraph-rsid="0019b78c"/>
    </style:style>
    <style:style style:name="P5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9" style:family="paragraph" style:parent-style-name="Standard" style:list-style-name="L1">
      <style:text-properties officeooo:rsid="00001011" officeooo:paragraph-rsid="00014e0f"/>
    </style:style>
    <style:style style:name="P10" style:family="paragraph" style:parent-style-name="Standard" style:list-style-name="L1">
      <style:text-properties officeooo:rsid="00001011" officeooo:paragraph-rsid="00001011"/>
    </style:style>
    <style:style style:name="P11" style:family="paragraph" style:parent-style-name="Standard" style:list-style-name="L1">
      <style:text-properties officeooo:rsid="0006193c" officeooo:paragraph-rsid="0006193c"/>
    </style:style>
    <style:style style:name="P12" style:family="paragraph" style:parent-style-name="Standard" style:list-style-name="L1">
      <style:text-properties officeooo:rsid="00075a96" officeooo:paragraph-rsid="00075a96"/>
    </style:style>
    <style:style style:name="P13" style:family="paragraph" style:parent-style-name="Standard" style:list-style-name="L2"/>
    <style:style style:name="P14" style:family="paragraph" style:parent-style-name="Standard" style:list-style-name="L2">
      <style:text-properties officeooo:rsid="0007b5d8" officeooo:paragraph-rsid="0007b5d8"/>
    </style:style>
    <style:style style:name="P15" style:family="paragraph" style:parent-style-name="Standard" style:list-style-name="L2">
      <style:text-properties officeooo:rsid="00080011" officeooo:paragraph-rsid="00080011"/>
    </style:style>
    <style:style style:name="P16" style:family="paragraph" style:parent-style-name="Standard" style:list-style-name="L2">
      <style:text-properties officeooo:rsid="00181912" officeooo:paragraph-rsid="00181912"/>
    </style:style>
    <style:style style:name="P17" style:family="paragraph" style:parent-style-name="Standard" style:list-style-name="L2">
      <style:text-properties officeooo:rsid="00183ba6" officeooo:paragraph-rsid="00183ba6"/>
    </style:style>
    <style:style style:name="P18" style:family="paragraph" style:parent-style-name="Standard" style:list-style-name="L2">
      <style:text-properties officeooo:rsid="001a2033" officeooo:paragraph-rsid="001a2033"/>
    </style:style>
    <style:style style:name="P19" style:family="paragraph" style:parent-style-name="Standard" style:list-style-name="L2">
      <style:text-properties officeooo:rsid="001b0c70" officeooo:paragraph-rsid="001b0c70"/>
    </style:style>
    <style:style style:name="P20" style:family="paragraph" style:parent-style-name="Standard">
      <style:text-properties officeooo:rsid="001b0c70" officeooo:paragraph-rsid="001b0c70"/>
    </style:style>
    <style:style style:name="P21" style:family="paragraph" style:parent-style-name="Standard" style:list-style-name="L2">
      <style:text-properties officeooo:rsid="001e2c70" officeooo:paragraph-rsid="001e2c70"/>
    </style:style>
    <style:style style:name="P22" style:family="paragraph" style:parent-style-name="Standard" style:list-style-name="L2">
      <style:text-properties officeooo:rsid="0023bbbe" officeooo:paragraph-rsid="0023bbbe"/>
    </style:style>
    <style:style style:name="P23" style:family="paragraph" style:parent-style-name="Standard" style:list-style-name="L2">
      <style:text-properties officeooo:rsid="0023fd51" officeooo:paragraph-rsid="0023fd51"/>
    </style:style>
    <style:style style:name="P24" style:family="paragraph" style:parent-style-name="Standard" style:list-style-name="L2">
      <style:text-properties officeooo:rsid="0025195d" officeooo:paragraph-rsid="0025195d"/>
    </style:style>
    <style:style style:name="P25" style:family="paragraph" style:parent-style-name="Standard">
      <style:text-properties officeooo:rsid="001b98ab" officeooo:paragraph-rsid="001b98ab"/>
    </style:style>
    <style:style style:name="P26" style:family="paragraph" style:parent-style-name="Standard">
      <style:text-properties officeooo:rsid="001b98ab" officeooo:paragraph-rsid="001fe457"/>
    </style:style>
    <style:style style:name="P27" style:family="paragraph" style:parent-style-name="Standard">
      <style:text-properties officeooo:rsid="001fe457" officeooo:paragraph-rsid="001fe457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868378312896" text:id="ct94868378312896">
          <text:insertion>
            <office:change-info>
              <dc:creator>Unbekannter Autor</dc:creator>
              <dc:date>2019-12-13T16:00:41</dc:date>
            </office:change-info>
          </text:insertion>
        </text:changed-region>
        <text:changed-region xml:id="ct94868378141184" text:id="ct94868378141184">
          <text:insertion>
            <office:change-info>
              <dc:creator>Unbekannter Autor</dc:creator>
              <dc:date>2019-12-15T11:39:22</dc:date>
            </office:change-info>
          </text:insertion>
        </text:changed-region>
        <text:changed-region xml:id="ct94868377939904" text:id="ct94868377939904">
          <text:insertion>
            <office:change-info>
              <dc:creator>Unbekannter Autor</dc:creator>
              <dc:date>2019-12-17T17:18:26</dc:date>
            </office:change-info>
          </text:insertion>
        </text:changed-region>
        <text:changed-region xml:id="ct94868439736800" text:id="ct94868439736800">
          <text:insertion>
            <office:change-info>
              <dc:creator>Unbekannter Autor</dc:creator>
              <dc:date>2020-01-02T19:17:43</dc:date>
            </office:change-info>
          </text:insertion>
        </text:changed-region>
        <text:changed-region xml:id="ct94868439251024" text:id="ct94868439251024">
          <text:insertion>
            <office:change-info>
              <dc:creator>Unbekannter Autor</dc:creator>
              <dc:date>2020-01-02T19:18:00</dc:date>
            </office:change-info>
          </text:insertion>
        </text:changed-region>
        <text:changed-region xml:id="ct94868377940608" text:id="ct94868377940608">
          <text:insertion>
            <office:change-info>
              <dc:creator>Unbekannter Autor</dc:creator>
              <dc:date>2019-12-13T16:25:09</dc:date>
            </office:change-info>
          </text:insertion>
        </text:changed-region>
        <text:changed-region xml:id="ct94868399491456" text:id="ct94868399491456">
          <text:deletion>
            <office:change-info>
              <dc:creator>Unbekannter Autor</dc:creator>
              <dc:date>2020-01-02T19:18:09</dc:date>
            </office:change-info>
            <text:p text:style-name="P27"/>
            <text:p text:style-name="P20"/>
            <text:p text:style-name="P20"/>
            <text:p text:style-name="P20"/>
            <text:p text:style-name="P25"/>
          </text:deletion>
        </text:changed-region>
        <text:changed-region xml:id="ct94868377946736" text:id="ct94868377946736">
          <text:deletion>
            <office:change-info>
              <dc:creator>Unbekannter Autor</dc:creator>
              <dc:date>2019-12-13T16:00:34</dc:date>
            </office:change-info>
            <text:p text:style-name="P25">Abgabe holen</text:p>
          </text:deletion>
        </text:changed-region>
        <text:changed-region xml:id="ct94868399468384" text:id="ct94868399468384">
          <text:deletion>
            <office:change-info>
              <dc:creator>Unbekannter Autor</dc:creator>
              <dc:date>2020-01-02T19:18:09</dc:date>
            </office:change-info>
            <text:p text:style-name="P25"/>
            <text:p text:style-name="P25">Datei senden</text:p>
            <text:p text:style-name="P25">Exam starten</text:p>
            <text:p text:style-name="P2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WICHTIG</text:span><text:span text:style-name="T2">:</text:span></text:p>
      <text:p text:style-name="P5">#/etc/environment </text:p>
      <text:p text:style-name="P6">PYTHONPATH=".:/home/student/.life/applications/life-exam"</text:p>
      <text:p text:style-name="P6"/>
      <text:p text:style-name="P6">beachte das eigene Verzeichnis am Beginn</text:p>
      <text:list xml:id="list403238588" text:style-name="L1">
        <text:list-header>
          <text:p text:style-name="P8"/>
        </text:list-header>
        <text:list-item>
          <text:p text:style-name="P7">server2client <text:span text:style-name="T6">Import nicht eindeutig</text:span><text:line-break/>from <text:span text:style-name="T5">server</text:span>.server import MyServerProtocol</text:p>
          <text:p text:style-name="P9"/>
        </text:list-item>
        <text:list-item>
          <text:p text:style-name="P10">Logging System<text:line-break/>in config logger.yml Config File und logger.py zum laden des yml Files</text:p>
          <text:p text:style-name="P11"/>
        </text:list-item>
        <text:list-item>
          <text:p text:style-name="P7">Server <text:line-break/>UI Loading Log Level auf Info reduziert<text:line-break/>uic.uiparser.logger.setLevel(logging.INFO)<text:line-break/>uic.properties.logger.setLevel(logging.INFO)</text:p>
          <text:p text:style-name="P12"/>
        </text:list-item>
        <text:list-item>
          <text:p text:style-name="P12">server.py aufgesplittet in module<text:line-break/>server.resources<text:line-break/>server.ui</text:p>
          <text:p text:style-name="P12"/>
        </text:list-item>
        <text:list-item>
          <text:p text:style-name="P12">module in das Logging system aufgenommen</text:p>
        </text:list-item>
      </text:list>
      <text:p text:style-name="P1"/>
      <text:p text:style-name="P1">-----------------------------</text:p>
      <text:p text:style-name="P1"/>
      <text:list xml:id="list2456179426" text:style-name="L2">
        <text:list-item>
          <text:p text:style-name="P14">Client umgebaut</text:p>
          <text:p text:style-name="P14"/>
        </text:list-item>
        <text:list-item>
          <text:p text:style-name="P14">Chown in mutal_function so, dass server.pid NICHT verändert wird (gehört root:root)</text:p>
          <text:p text:style-name="P14"/>
        </text:list-item>
        <text:list-item>
          <text:p text:style-name="P15">Python Linter inkludiert, beginne mit linting</text:p>
        </text:list-item>
        <text:list-item>
          <text:p text:style-name="P13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3"/>
        </text:list-item>
        <text:list-item>
          <text:p text:style-name="P16">Using bash as interpreter for scripts</text:p>
        </text:list-item>
        <text:list-item>
          <text:p text:style-name="P17">kdialog has no –c<text:span text:style-name="T9">a</text:span>ption anymore &gt; deleting</text:p>
        </text:list-item>
        <text:list-item>
          <text:p text:style-name="P18">Abgabe der Dateien vom Client nur dann, wenn EXAM gestartet war</text:p>
        </text:list-item>
        <text:list-item>
          <text:p text:style-name="P18">Debug Config für Netzwerktraffic angelegt</text:p>
        </text:list-item>
        <text:list-item>
          <text:p text:style-name="P18">Server zeigt die #der Clients an</text:p>
        </text:list-item>
        <text:list-item>
          <text:p text:style-name="P18">Bei der Abgabe wird mit Thread Events auf die fertige Übertragung jedes einzelnen Clients gewartet</text:p>
        </text:list-item>
        <text:list-item>
          <text:p text:style-name="P19">Reihenfolge der Apps wird im entsprechenden YAML Config File eingestellt<text:change-start text:change-id="ct94868378312896"/></text:p>
        </text:list-item>
        <text:list-item>
          <text:p text:style-name="P21">Einzelne Abgabe wird im Filemanger angezeigt<text:change-end text:change-id="ct94868378312896"/><text:change-start text:change-id="ct94868378141184"/></text:p>
        </text:list-item>
        <text:list-item>
          <text:p text:style-name="P22">config.APP_DIRECTORY entfernt<text:change-end text:change-id="ct94868378141184"/><text:change-start text:change-id="ct94868377939904"/></text:p>
        </text:list-item>
        <text:list-item>
          <text:p text:style-name="P23">Working Indicator Routinen umgeschrieben</text:p>
        </text:list-item>
        <text:list-item>
          <text:p text:style-name="P23"><text:soft-page-break/>Working Indicator hat nun Textmeldungen<text:change-end text:change-id="ct94868377939904"/><text:change-start text:change-id="ct94868439736800"/></text:p>
        </text:list-item>
        <text:list-item>
          <text:p text:style-name="P24">Clients haben eigene Widget Klasse</text:p>
        </text:list-item>
        <text:list-item>
          <text:p text:style-name="P24">Clients haben max. 5 Status Ico<text:change-end text:change-id="ct94868439736800"/><text:change-start text:change-id="ct94868439251024"/>ns (als Stack)<text:change-end text:change-id="ct94868439251024"/><text:change-start text:change-id="ct94868377940608"/></text:p>
        </text:list-item>
      </text:list>
      <text:p text:style-name="P26"><text:change-end text:change-id="ct94868377940608"/><text:change text:change-id="ct94868399491456"/><text:change text:change-id="ct94868377946736"/><text:change text:change-id="ct94868399468384"/>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4.2$Linux_X86_64 LibreOffice_project/30$Build-2</meta:generator>
    <dc:date>2020-01-02T19:18:10.726290594</dc:date>
    <meta:editing-duration>PT1H38M23S</meta:editing-duration>
    <meta:editing-cycles>26</meta:editing-cycles>
    <meta:document-statistic meta:table-count="0" meta:image-count="0" meta:object-count="0" meta:page-count="2" meta:paragraph-count="27" meta:word-count="290" meta:character-count="2008" meta:non-whitespace-character-count="1764"/>
  </office:meta>
</office:document-meta>
</file>